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sk List</text:span></text:p>
      <text:p text:style-name="Standard">Report</text:p>
      <text:p text:style-name="Standard">Video + Commentary</text:p>
      <text:p text:style-name="Standard">Build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EW BROWN</meta:initial-creator>
    <meta:editing-cycles>2</meta:editing-cycles>
    <meta:creation-date>2020-03-10T18:12:00</meta:creation-date>
    <dc:date>2020-03-10T20:39:39.27</dc:date>
    <meta:editing-duration>PT6S</meta:editing-duration>
    <meta:generator>OpenOffice/4.1.5$Win32 OpenOffice.org_project/415m1$Build-9789</meta:generator>
    <meta:document-statistic meta:table-count="0" meta:image-count="0" meta:object-count="0" meta:page-count="1" meta:paragraph-count="4" meta:word-count="7" meta:character-count="38"/>
    <meta:user-defined meta:name="AppVersion">16.0000</meta:user-defined>
    <meta:user-defined meta:name="Company">Abertay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